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2" style:family="paragraph"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2cm" svg:height="2.057cm" svg:x="6.508cm" svg:y="2.214cm">
          <text:p text:style-name="P1">Webca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335cm" svg:height="2.057cm" svg:x="10.962cm" svg:y="2.214cm">
          <text:p text:style-name="P1">Pre-Recorded</text:p>
          <text:p text:style-name="P1">Vide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4.335cm" svg:height="2.057cm" svg:x="15.778cm" svg:y="2.214cm">
          <text:p text:style-name="P1"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52cm" svg:height="0.954cm" svg:x="2.09cm" svg:y="2.761cm">
          <draw:text-box>
            <text:p text:style-name="P2">Video Input</text:p>
          </draw:text-box>
        </draw:frame>
        <draw:custom-shape draw:style-name="gr1" draw:text-style-name="P1" xml:id="id2" draw:id="id2" draw:layer="layout" svg:width="3.92cm" svg:height="2.057cm" svg:x="6.509cm" svg:y="5.889cm">
          <text:p text:style-name="P1">Autonomou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335cm" svg:height="2.057cm" svg:x="10.963cm" svg:y="5.889cm">
          <text:p text:style-name="P1">Manu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796cm" svg:height="1.657cm" svg:x="2.091cm" svg:y="6.089cm">
          <draw:text-box>
            <text:p text:style-name="P2">Mission</text:p>
            <text:p text:style-name="P2">Software</text:p>
          </draw:text-box>
        </draw:frame>
        <draw:connector draw:style-name="gr4" draw:text-style-name="P3" draw:layer="layout" svg:x1="8.468cm" svg:y1="4.271cm" svg:x2="8.469cm" svg:y2="5.889cm" draw:start-shape="id1" draw:start-glue-point="2" draw:end-shape="id2" draw:end-glue-point="0" svg:d="m8468 4271v809h1v809" svg:viewBox="0 0 2 1619">
          <text:p/>
        </draw:connector>
        <draw:connector draw:style-name="gr4" draw:text-style-name="P3" draw:layer="layout" svg:x1="13.129cm" svg:y1="4.271cm" svg:x2="13.13cm" svg:y2="5.889cm" draw:start-shape="id3" draw:start-glue-point="2" draw:end-shape="id4" draw:end-glue-point="0" svg:d="m13129 4271v809h1v809" svg:viewBox="0 0 2 1619">
          <text:p/>
        </draw:connector>
        <draw:connector draw:style-name="gr4" draw:text-style-name="P3" draw:layer="layout" svg:x1="17.945cm" svg:y1="4.271cm" svg:x2="13.13cm" svg:y2="5.889cm" draw:start-shape="id5" draw:start-glue-point="2" draw:end-shape="id4" draw:end-glue-point="0" svg:d="m17945 4271v809h-4815v809" svg:viewBox="0 0 4816 1619">
          <text:p/>
        </draw:connector>
        <draw:connector draw:style-name="gr5" draw:text-style-name="P3" draw:layer="layout" draw:line-skew="-0.278cm" svg:x1="8.469cm" svg:y1="5.889cm" svg:x2="13.13cm" svg:y2="5.889cm" draw:start-shape="id2" draw:start-glue-point="0" draw:end-shape="id4" draw:end-glue-point="0" svg:d="m8469 5889v-805h4661v805" svg:viewBox="0 0 4662 806">
          <text:p/>
        </draw:connector>
        <draw:custom-shape draw:style-name="gr1" draw:text-style-name="P1" xml:id="id6" draw:id="id6" draw:layer="layout" svg:width="3.92cm" svg:height="2.057cm" svg:x="6.51cm" svg:y="9.29cm">
          <text:p text:style-name="P1">Submarin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335cm" svg:height="2.057cm" svg:x="10.964cm" svg:y="9.29cm">
          <text:p text:style-name="P1">Sim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25cm" svg:height="1.657cm" svg:x="2.092cm" svg:y="9.49cm">
          <draw:text-box>
            <text:p text:style-name="P2">Output to</text:p>
            <text:p text:style-name="P2">Environment</text:p>
          </draw:text-box>
        </draw:frame>
        <draw:connector draw:style-name="gr4" draw:text-style-name="P3" draw:layer="layout" svg:x1="8.469cm" svg:y1="7.946cm" svg:x2="8.47cm" svg:y2="9.29cm" draw:start-shape="id2" draw:start-glue-point="2" draw:end-shape="id6" draw:end-glue-point="0" svg:d="m8469 7946v672h1v672" svg:viewBox="0 0 2 1345">
          <text:p/>
        </draw:connector>
        <draw:connector draw:style-name="gr4" draw:text-style-name="P3" draw:layer="layout" svg:x1="13.13cm" svg:y1="7.946cm" svg:x2="13.131cm" svg:y2="9.29cm" draw:start-shape="id4" draw:start-glue-point="2" draw:end-shape="id7" draw:end-glue-point="0" svg:d="m13130 7946v672h1v672" svg:viewBox="0 0 2 1345">
          <text:p/>
        </draw:connector>
        <draw:connector draw:style-name="gr5" draw:text-style-name="P3" draw:layer="layout" draw:line-skew="-0.197cm" svg:x1="8.47cm" svg:y1="9.29cm" svg:x2="13.131cm" svg:y2="9.29cm" draw:start-shape="id6" draw:start-glue-point="0" draw:end-shape="id7" draw:end-glue-point="0" svg:d="m8470 9290v-724h4661v724" svg:viewBox="0 0 4662 7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ctor </meta:initial-creator>
    <meta:creation-date>2013-06-24T21:57:47</meta:creation-date>
    <dc:date>2013-06-24T22:11:29</dc:date>
    <dc:creator>Victor </dc:creator>
    <meta:editing-duration>P0D</meta:editing-duration>
    <meta:editing-cycles>1</meta:editing-cycles>
    <meta:document-statistic meta:object-count="17"/>
    <meta:generator>LibreOffice/4.0.2.2$Linux_x86 LibreOffice_project/400m0$Build-2</meta:generator>
  </office:meta>
</office:document-meta>
</file>